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5c5a38" officeooo:paragraph-rsid="005c5a38"/>
    </style:style>
    <style:style style:name="P4" style:family="paragraph" style:parent-style-name="Text_20_body">
      <style:text-properties officeooo:rsid="0069c6b4" officeooo:paragraph-rsid="0069c6b4"/>
    </style:style>
    <style:style style:name="P5" style:family="paragraph" style:parent-style-name="Text_20_body">
      <style:text-properties officeooo:rsid="006b34c6" officeooo:paragraph-rsid="006b34c6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3ee3"/>
    </style:style>
    <style:style style:name="T2" style:family="text">
      <style:text-properties officeooo:rsid="005656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191_569355814">Appendix<text:tab/>3</text:a></text:p>
          <text:p text:style-name="P8"><text:a xlink:type="simple" xlink:href="#__RefHeading__526_496670909">Links<text:tab/>4</text:a></text:p>
          <text:p text:style-name="P9"><text:a xlink:type="simple" xlink:href="#__RefHeading___Toc505_1588073498">C / C++ remote debugging<text:tab/>4</text:a></text:p>
        </text:index-body>
      </text:table-of-content>
      <text:p text:style-name="P2"/>
      <text:h text:style-name="P6" text:outline-level="1"><text:span text:style-name="T2">Useful Commands</text:span></text:h>
      <text:p text:style-name="P4">Restore from local repro</text:p>
      <text:p text:style-name="code">git checkout HEAD *</text:p>
      <text:p text:style-name="P5">Create new repro</text:p>
      <text:p text:style-name="code">git init .</text:p>
      <text:p text:style-name="P5">Add all changes</text:p>
      <text:p text:style-name="code">git add -u</text:p>
      <text:p text:style-name="P5">all in one</text:p>
      <text:p text:style-name="code">git commit -a</text:p>
      <text:p text:style-name="P5">view remote server</text:p>
      <text:p text:style-name="code">git ls-remote</text:p>
      <text:p text:style-name="P5"/>
      <text:h text:style-name="P7" text:outline-level="1"><text:bookmark-start text:name="__RefHeading__191_569355814"/>Appendix<text:bookmark-end text:name="__RefHeading__191_569355814"/></text:h>
      <text:h text:style-name="Heading_20_3" text:outline-level="3"/>
      <text:h text:style-name="P6" text:outline-level="1"><text:bookmark-start text:name="__RefHeading__526_496670909"/>Links<text:bookmark-end text:name="__RefHeading__526_496670909"/></text:h>
      <text:h text:style-name="Heading_20_3" text:outline-level="3"><text:bookmark-start text:name="__RefHeading___Toc505_1588073498"/>C / C++ remote debugging<text:bookmark-end text:name="__RefHeading___Toc505_1588073498"/></text:h>
      <text:p text:style-name="P3"><text:a xlink:type="simple" xlink:href="http://janaxelson.com/eclipse5.htm" text:style-name="Internet_20_link" text:visited-style-name="Visited_20_Internet_20_Link">http://janaxelson.com/eclipse5.htm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28T09:51:06.566559928">28. Jul 15</text:date> <text:time style:data-style-name="N40" text:time-value="2015-07-28T09:51:06.566766751">09:45</text:time></text:p>
      </style:header>
      <style:footer>
        <text:p text:style-name="Footer"><text:tab/><text:span text:style-name="MT1">Page </text:span><text:span text:style-name="MT1"><text:page-number text:select-page="current">4</text:page-number></text:span><text:span text:style-name="MT1"> 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28T09:51:06.440628607</dc:date>
    <meta:editing-duration>PT7H54M57S</meta:editing-duration>
    <meta:editing-cycles>96</meta:editing-cycles>
    <dc:creator>Knoppix User</dc:creator>
    <meta:document-statistic meta:table-count="0" meta:image-count="0" meta:object-count="0" meta:page-count="4" meta:paragraph-count="21" meta:word-count="62" meta:character-count="346" meta:non-whitespace-character-count="302"/>
  </office:meta>
</office:document-meta>
</file>